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ext:tab/>My university.</text:p>
      <text:p text:style-name="Normal"><text:tab/>I’am a student of RTU(Russian Technological university). Up to this point I can tell you that this place is absolutely fantastic! RTU is university with institutes in variety of technical fields such as telecommunications, information and computer technologies, cybernetics, engineering and electronics, chemistry and biotechnologies.</text:p>
      <text:p text:style-name="Normal"><text:tab/>The university itself was founded in 1947, with the decree of V.M. Molotov. It was designed as energy institute for training and improvements of engineers.</text:p>
      <text:p text:style-name="Normal"><text:tab/>For lots of veterans and workers it was the only way to get an higher education or requalify. University itself nowadays consists of several institutes, the main once are: MIREA, MGUPI, MITHT, VNIITE.</text:p>
      <text:p text:style-name="Normal"><text:tab/>University has several campuses in Moscow.</text:p>
      <text:p text:style-name="Normal">I'm standing at the main one, the prospect Vernadskogo 78. It has a spacious territory which is used with Moscow Institute of International Relationships. It consists of six buildings connected with each other. It has 5 canteens and 2 cafes. There is a library and sports complex, there are few shops and shopping centers nearby too, so there is everything you needs to study and relax!</text:p>
      <text:p text:style-name="Normal"><text:tab/>This year RTU had lots of applicants! Every year university offer more than 4,000 budget places for students in more than 500 educational programs. Univista office bachelor's, master's and specialist programs. Depends a bachelor's program you have to finish eleven years education, then pass a competitive exam and stands the competition with other applicants.</text:p>
      <text:p text:style-name="Normal"><text:tab/>Programs in RTU are elaborated according to state education standard, which regulates almost 80% of their content. Other 20% are elaborated by university itself. Programs include courses in science, humanities and social economics disciplines as well as professional training in the technical field of such program. After state final exam you could continue with specialist program or apply for master's degree.</text:p>
      <text:p text:style-name="Normal"><text:tab/>RTU is famous for students active social life. We have lots of events going on every day. Sports competitions, technical conferences, dancing parties and other taking place for about 300 times a year! Inside a university there a few students organizations, such as student’s council, labor union and several others. So there's always something to do in her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